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?"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DVDPlayer" draw:style-name="MintGray" draw:text-style-name="P2" draw:layer="layout" svg:width="4cm" svg:height="0.28cm" svg:x="1cm" svg:y="1cm">
          <draw:glue-point draw:id="4" svg:x="0cm" svg:y="0cm"/>
          <text:p text:style-name="P1">DVD Player</text:p>
          <draw:enhanced-geometry svg:viewBox="0 0 1000 71" draw:text-areas="0 72 1000 163" draw:type="NonPrimitive" draw:enhanced-path="M 1000 71 L 1000 0 0 0 0 71 F Z N M 661 35 L 661 18 339 18 339 35 Z N M 59 60 L 59 46 22 46 22 60 Z N T 78 53 12 12 0 360 Z N M 1000 15 L 0 15 N M 1000 34 L 846 34 838 53 162 53 154 34 0 34 F N"/>
        </draw:custom-shape>
        <draw:custom-shape draw:name="VCR" draw:style-name="MintGray" draw:text-style-name="P2" draw:layer="layout" svg:width="4cm" svg:height="1.12cm" svg:x="1cm" svg:y="3cm">
          <draw:glue-point draw:id="4" svg:x="0cm" svg:y="0cm"/>
          <text:p text:style-name="P1">VCR</text:p>
          <draw:enhanced-geometry svg:viewBox="0 0 1000 281" draw:text-areas="0 282 1000 373" draw:type="NonPrimitive" draw:enhanced-path="M 1000 281 L 1000 0 0 0 0 281 F Z N M 753 138 L 753 54 247 54 247 138 Z N T 58 200 24 24 0 360 Z N M 132 182 L 193 182 193 219 132 219 Z N M 745 182 L 807 182 807 219 745 219 Z N M 830 182 L 892 182 892 219 830 219 Z N M 915 182 L 976 182 976 219 915 219 Z N M 357 170 L 643 170 X 655 181 L 655 222 Y 643 233 L 357 233 X 345 222 L 345 181 Y 357 170 F Z N"/>
        </draw:custom-shape>
        <draw:custom-shape draw:name="RemoteControl" draw:style-name="MintGray" draw:text-style-name="P2" draw:layer="layout" svg:width="1.55cm" svg:height="4cm" svg:x="1cm" svg:y="5cm">
          <draw:glue-point draw:id="4" svg:x="0cm" svg:y="0.445cm"/>
          <text:p text:style-name="P1">Remote Control</text:p>
          <draw:enhanced-geometry svg:viewBox="0 0 386 1000" draw:text-areas="0 1001 387 1091" draw:type="NonPrimitive" draw:enhanced-path="T 193 824 824 824 80 100 F N T 61 83 71 71 99 180 F L 0 879 Y 71 1000 L 315 1000 X 386 929 F L 396 83 T 325 83 71 71 0 81 F N Z T 82 473 33 33 0 360 Z N T 193 473 33 33 0 360 Z N T 304 473 33 33 0 360 Z N T 81 330 33 33 0 360 Z N T 156 330 33 33 0 360 Z N T 230 330 33 33 0 360 Z N T 304 330 33 33 0 360 Z N T 81 616 33 33 0 360 Z N T 156 616 33 33 0 360 Z N T 230 616 33 33 0 360 Z N T 304 616 33 33 0 360 Z N"/>
        </draw:custom-shape>
        <draw:custom-shape draw:name="FloorSpeaker" draw:style-name="MintGray" draw:text-style-name="P2" draw:layer="layout" svg:width="1.59cm" svg:height="4cm" svg:x="1cm" svg:y="11cm">
          <draw:glue-point draw:id="4" svg:x="0cm" svg:y="0.81cm"/>
          <text:p text:style-name="P1">Floor Speaker</text:p>
          <draw:enhanced-geometry svg:viewBox="0 0 397 1000" draw:text-areas="0 1001 398 1091" draw:type="NonPrimitive" draw:enhanced-path="M 397 1000 L 397 0 0 0 0 1000 F Z N T 199 581 156 156 0 360 F Z N T 199 581 47 47 0 360 Z N T 132 304 93 93 0 360 Z N T 136 118 65 65 0 360 Z N"/>
        </draw:custom-shape>
        <draw:custom-shape draw:name="Receiver" draw:style-name="MintGray" draw:text-style-name="P2" draw:layer="layout" svg:width="4cm" svg:height="1.37cm" svg:x="1cm" svg:y="17cm">
          <draw:glue-point draw:id="4" svg:x="0cm" svg:y="0.7cm"/>
          <text:p text:style-name="P1">Receiver</text:p>
          <draw:enhanced-geometry svg:viewBox="0 0 1000 343" draw:text-areas="0 344 1000 435" draw:type="NonPrimitive" draw:enhanced-path="M 1000 343 L 1000 0 0 0 0 343 F Z N T 881 148 61 61 0 360 Z N T 55 271 12 12 0 360 Z N T 55 111 23 23 0 360 Z N M 245 343 L 245 214 275 177 275 83 725 83 725 177 755 214 755 343 F Z N M 755 214 L 245 214 Z N M 725 177 L 275 177 Z N M 414 109 L 407 148 N M 422 109 L 415 148 435 148 442 109 F Z N M 450 109 L 443 148 463 148 470 109 F Z N M 500 109 L 493 148 N M 500 109 L 520 109 N M 497 129 L 517 129 N M 521 148 L 528 109 568 109 561 148 F N M 548 109 L 541 148 F N T 388 279 25 25 0 360 Z N T 612 279 25 25 0 360 Z N"/>
        </draw:custom-shape>
        <draw:custom-shape draw:name="Amplifier" draw:style-name="MintGray" draw:text-style-name="P2" draw:layer="layout" svg:width="4cm" svg:height="1.1cm" svg:x="1cm" svg:y="20cm">
          <draw:glue-point draw:id="4" svg:x="0.02cm" svg:y="0cm"/>
          <text:p text:style-name="P1">Amplifier</text:p>
          <draw:enhanced-geometry svg:viewBox="0 0 1000 275" draw:text-areas="0 276 1000 367" draw:type="NonPrimitive" draw:enhanced-path="M 1000 275 L 1000 0 0 0 0 275 F Z N T 815 122 61 61 0 360 Z N T 650 122 45 45 0 360 Z N M 528 128 L 528 64 Y 532 61 L 533 61 X 536 64 L 536 128 Z N M 536 148 L 536 211 Y 533 215 L 532 215 X 528 211 L 528 148 Z N M 542 148 L 542 128 522 128 522 148 Z N M 468 128 L 468 64 Y 472 61 L 473 61 X 476 64 L 476 128 Z N M 476 148 L 476 211 Y 473 215 L 472 215 X 468 211 L 468 148 Z N M 484 148 L 484 128 464 128 464 148 Z N M 178 215 L 178 196 148 196 148 215 Z N T 163 97 10 10 0 360 Z N"/>
        </draw:custom-shape>
        <draw:custom-shape draw:name="HomeTheaterProjector" draw:style-name="MintGray" draw:text-style-name="P2" draw:layer="layout" svg:width="4cm" svg:height="1.128cm" svg:x="10cm" svg:y="1cm">
          <draw:glue-point draw:id="4" svg:x="0cm" svg:y="0cm"/>
          <draw:glue-point draw:id="5" svg:x="2.53cm" svg:y="0.355cm"/>
          <text:p text:style-name="P1">Home Theater Projector</text:p>
          <draw:enhanced-geometry svg:viewBox="0 0 1000 282" draw:text-areas="0 283 1000 373" draw:type="NonPrimitive" draw:enhanced-path="M 1000 282 L 1000 0 0 0 0 282 F Z N T 753 151 118 118 0 360 F Z N T 753 151 94 94 0 360 F Z N T 753 151 42 42 0 360 Z N M 97 42 L 97 219 F Z N M 122 42 L 122 219 F Z N M 148 42 L 148 219 F Z N M 173 42 L 173 219 F Z N M 198 42 L 198 219 F Z N M 223 42 L 223 219 F Z N M 249 42 L 249 219 F Z N M 274 42 L 274 219 F Z N M 97 42 L 274 42 F Z N M 97 67 L 274 67 F Z N M 97 93 L 274 93 F Z N M 97 118 L 274 118 F Z N M 97 143 L 274 143 F Z N M 97 168 L 274 168 F Z N M 97 194 L 274 194 F Z N M 97 219 L 274 219 F Z N"/>
        </draw:custom-shape>
        <draw:custom-shape draw:name="StereoSpeaker" draw:style-name="MintGray" draw:text-style-name="P2" draw:layer="layout" svg:width="4cm" svg:height="2.98cm" svg:x="10cm" svg:y="3cm">
          <draw:glue-point draw:id="4" svg:x="0cm" svg:y="0cm"/>
          <text:p text:style-name="P1">Stereo Speaker</text:p>
          <draw:enhanced-geometry svg:viewBox="0 0 1000 699" draw:text-areas="0 700 1000 791" draw:type="NonPrimitive" draw:enhanced-path="M 1000 699 L 1000 0 0 0 0 699 F Z N M 942 641 L 942 58 58 58 58 641 F Z N M 1000 699 L 942 641 F Z N M 1000 0 L 942 58 F Z N M 0 0 L 58 58 F Z N M 0 699 L 58 641 F Z N T 500 349 270 270 0 360 F N T 500 349 218 218 0 360 F N T 500 349 73 73 0 360 Z N"/>
        </draw:custom-shape>
        <draw:custom-shape draw:name="DVR" draw:style-name="MintGray" draw:text-style-name="P2" draw:layer="layout" svg:width="4cm" svg:height="0.77cm" svg:x="10cm" svg:y="8cm">
          <draw:glue-point draw:id="4" svg:x="0cm" svg:y="-0.596cm"/>
          <text:p text:style-name="P1">Digital Video Recorder</text:p>
          <draw:enhanced-geometry svg:viewBox="0 0 1000 193" draw:text-areas="0 194 1000 285" draw:type="NonPrimitive" draw:enhanced-path="M 1000 163 L 1000 0 0 0 0 163 F Z N M 985 193 L 985 163 15 163 15 193 F Z N M 539 185 L 539 164 461 164 461 185 Z N M 114 35 L 887 35 X 900 49 L 900 122 Y 887 135 L 114 135 X 100 122 L 100 49 Y 114 35 Z N"/>
        </draw:custom-shape>
        <draw:custom-shape draw:name="SatelliteDish" draw:style-name="MintGray" draw:text-style-name="P2" draw:layer="layout" svg:width="4cm" svg:height="3.3cm" svg:x="10cm" svg:y="11cm">
          <draw:glue-point draw:id="4" svg:x="0cm" svg:y="-3.026cm"/>
          <draw:glue-point draw:id="5" svg:x="-5cm" svg:y="-2.215cm" draw:escape-direction="right"/>
          <draw:glue-point draw:id="6" svg:x="5cm" svg:y="-2.215cm" draw:escape-direction="left"/>
          <text:p text:style-name="P1">Satellite Dish</text:p>
          <draw:enhanced-geometry svg:viewBox="0 0 1000 826" draw:text-areas="0 826 1000 917" draw:type="NonPrimitive" draw:enhanced-path="T 498 230 500 233 0 360 F Z N M 500 163 L 632 305 F Z N M 500 163 L 368 305 F Z N M 500 163 L 613 204 F Z N M 477 463 L 477 819 523 819 523 463 Z N"/>
        </draw:custom-shape>
        <draw:custom-shape draw:name="FlatScreenTV" draw:style-name="MintGray" draw:text-style-name="P2" draw:layer="layout" svg:width="4cm" svg:height="3.22cm" svg:x="10cm" svg:y="17cm">
          <draw:glue-point draw:id="4" svg:x="0cm" svg:y="-1.238cm"/>
          <text:p text:style-name="P1">Flat Screen TV</text:p>
          <draw:enhanced-geometry svg:viewBox="0 0 1000 804" draw:text-areas="0 804 1000 895" draw:type="NonPrimitive" draw:enhanced-path="M 1000 714 L 1000 0 0 0 0 714 F Z N M 960 565 L 960 40 40 40 40 565 Z N M 455 714 L 455 758 546 758 546 714 F Z N T 500 772 304 39 99 81 F N"/>
        </draw:custom-shape>
        <draw:custom-shape draw:name="GameConsole" draw:style-name="MintGray" draw:text-style-name="P2" draw:layer="layout" svg:width="4cm" svg:height="2.62cm" svg:x="10cm" svg:y="22cm">
          <draw:glue-point draw:id="4" svg:x="-2.7cm" svg:y="-0.503cm"/>
          <draw:glue-point draw:id="5" svg:x="-0.97cm" svg:y="-0.503cm"/>
          <draw:glue-point draw:id="6" svg:x="0.76cm" svg:y="-0.503cm"/>
          <draw:glue-point draw:id="7" svg:x="2.5cm" svg:y="-0.503cm"/>
          <text:p text:style-name="P1">Game Console</text:p>
          <draw:enhanced-geometry svg:viewBox="0 0 1000 656" draw:text-areas="0 656 1000 747" draw:type="NonPrimitive" draw:enhanced-path="M 1000 656 L 1000 0 0 0 0 656 F Z N M 122 157 L 122 499 878 499 878 157 F Z N T 230 295 50 50 0 360 Z N T 403 295 50 50 0 360 Z N T 576 295 50 50 0 360 Z N T 750 295 50 5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?"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MintGray" style:family="graphic" style:parent-style-name="standard">
      <style:graphic-properties draw:stroke-dash="Dash_20_2" draw:fill-color="#cccccc" draw:fill-gradient-name="Gradient_20_7" draw:fill-hatch-name="Hatch_20_1" draw:fill-image-name="Bitmape_20_1" draw:fill-image-width="0cm" draw:fill-image-height="0cm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none" style:country-complex="none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Custom OO Shapes - http://www.lautman.net/mark/coo/index.html</dc:title>
    <dc:subject>Home Entertainment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